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<text:span text:style-name="T2">π * width</text:span>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table:number-columns-repeated="5"/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3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office:value-type="float" office:value="25">
            <text:p>25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49" office:value-type="float" office:value="22">
            <text:p>22</text:p>
          </table:table-cell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20">
            <text:p>20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6">
            <text:p>6</text:p>
          </table:table-cell>
          <table:table-cell table:style-name="ce48" office:value-type="float" office:value="15">
            <text:p>15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13">
            <text:p>13</text:p>
          </table:table-cell>
          <table:table-cell table:style-name="ce49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19">
            <text:p>19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 table:style-name="ce48" office:value-type="float" office:value="16">
            <text:p>16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office:value-type="float" office:value="24">
            <text:p>24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23">
            <text:p>23</text:p>
          </table:table-cell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3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table:number-columns-repeated="5"/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5:43:11</dc:date>
    <dc:creator>Eric Bréchemier</dc:creator>
    <meta:editing-duration>PT10H26M8S</meta:editing-duration>
    <meta:editing-cycles>55</meta:editing-cycles>
    <meta:generator>LibreOffice/3.5$Linux_x86 LibreOffice_project/350m1$Build-2</meta:generator>
    <meta:document-statistic meta:table-count="10" meta:cell-count="1400" meta:object-count="0"/>
  </office:meta>
</office:document-meta>
</file>